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1f0c39" officeooo:paragraph-rsid="001f0c39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205737" officeooo:paragraph-rsid="00205737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21a41f" officeooo:paragraph-rsid="0021a41f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21b44f" officeooo:paragraph-rsid="0021b44f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21f277" officeooo:paragraph-rsid="0021f277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officeooo:rsid="001f0c39" officeooo:paragraph-rsid="001f0c39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21f277"/>
    </style:style>
    <style:style style:name="P8" style:family="paragraph" style:parent-style-name="Standard">
      <style:paragraph-properties fo:text-align="start" style:justify-single-word="false"/>
      <style:text-properties officeooo:rsid="0021f277" officeooo:paragraph-rsid="0021f277"/>
    </style:style>
    <style:style style:name="P9" style:family="paragraph" style:parent-style-name="Standard">
      <style:paragraph-properties fo:text-align="start" style:justify-single-word="false"/>
      <style:text-properties officeooo:rsid="0023552f" officeooo:paragraph-rsid="0023552f"/>
    </style:style>
    <style:style style:name="P10" style:family="paragraph" style:parent-style-name="Standard">
      <style:paragraph-properties fo:text-align="start" style:justify-single-word="false"/>
      <style:text-properties officeooo:rsid="00253abb" officeooo:paragraph-rsid="00253abb"/>
    </style:style>
    <style:style style:name="P11" style:family="paragraph" style:parent-style-name="Standard">
      <style:paragraph-properties fo:text-align="start" style:justify-single-word="false"/>
      <style:text-properties officeooo:rsid="00253abb" officeooo:paragraph-rsid="0025ed5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a41f" style:font-weight-asian="normal" style:font-weight-complex="normal"/>
    </style:style>
    <style:style style:name="T3" style:family="text">
      <style:text-properties fo:font-size="16pt" fo:font-weight="normal" style:font-size-asian="14pt" style:font-weight-asian="normal" style:font-size-complex="16pt" style:font-weight-complex="normal"/>
    </style:style>
    <style:style style:name="T4" style:family="text">
      <style:text-properties fo:font-size="16pt" fo:font-weight="normal" officeooo:rsid="0021f277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23552f" style:font-size-asian="14pt" style:font-weight-asian="normal" style:font-size-complex="16pt" style:font-weight-complex="normal"/>
    </style:style>
    <style:style style:name="T6" style:family="text">
      <style:text-properties fo:font-size="16pt" fo:font-weight="normal" officeooo:rsid="0025ed5d" style:font-size-asian="14pt" style:font-weight-asian="normal" style:font-size-complex="16pt" style:font-weight-complex="normal"/>
    </style:style>
    <style:style style:name="T7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rabajo Practico </text:p>
      <text:p text:style-name="P1">Materia: <text:span text:style-name="T1">Arquitectura de Sistemas Operativos</text:span></text:p>
      <text:p text:style-name="P1">Alumno: <text:span text:style-name="T1">David Ariel Caceres Strieder </text:span></text:p>
      <text:p text:style-name="P1">Año: <text:span text:style-name="T1">2016</text:span></text:p>
      <text:p text:style-name="P1"><text:span text:style-name="T1"/></text:p>
      <text:p text:style-name="P1"><text:span text:style-name="T1">1. <text:tab/>CP: Sirve para copiar archivos o directorios, viene de la palabra <text:tab/><text:tab/><text:tab/>inglesa “copy”</text:span></text:p>
      <text:p text:style-name="P1"><text:span text:style-name="T1"><text:tab/><text:tab/>“cp [Opciones] [Origen] [Destino]”</text:span></text:p>
      <text:p text:style-name="P1"><text:span text:style-name="T1"/></text:p>
      <text:p text:style-name="P1"><text:span text:style-name="T1"><text:tab/>Mv: Sirve para mover archivos o directorios, viene de la palabra <text:tab/><text:tab/><text:tab/>inglesa “move” </text:span></text:p>
      <text:p text:style-name="P1"><text:span text:style-name="T1"><text:tab/><text:tab/>“Mv [Opciones] [Origen] [Destino]”</text:span></text:p>
      <text:p text:style-name="P1"><text:span text:style-name="T1"/></text:p>
      <text:p text:style-name="P2"><text:span text:style-name="T1">2.<text:tab/>RM: Sirve para borrar archivos</text:span></text:p>
      <text:p text:style-name="P2"><text:span text:style-name="T1"><text:tab/><text:tab/>“Rm[Archivo]”</text:span></text:p>
      <text:p text:style-name="P2"><text:span text:style-name="T1"/></text:p>
      <text:p text:style-name="P2"><text:span text:style-name="T1"><text:tab/>RMDIR: Sirve para borrar directorios</text:span></text:p>
      <text:p text:style-name="P2"><text:span text:style-name="T1"><text:tab/><text:tab/>“Rmdir[Directorio]”</text:span></text:p>
      <text:p text:style-name="P2"><text:span text:style-name="T1"/></text:p>
      <text:p text:style-name="P2"><text:span text:style-name="T1">3<text:tab/>La opción -R se refiere a copiar de manera recursiva.</text:span></text:p>
      <text:p text:style-name="P2"><text:span text:style-name="T1"/></text:p>
      <text:p text:style-name="P3"><text:span text:style-name="T1">4.<text:tab/>El comando “touch” se utiliza para crear un archivo de 0kb</text:span></text:p>
      <text:p text:style-name="P3"><text:span text:style-name="T1"><text:tab/><text:tab/>“touch a”</text:span></text:p>
      <text:p text:style-name="P3"><text:span text:style-name="T1"><text:tab/>La funcion &gt; permite introducir los datos de un archivo a otro</text:span></text:p>
      <text:p text:style-name="P2"><text:span text:style-name="T1"><text:tab/><text:tab/></text:span><text:span text:style-name="T2">file1 &gt; file2</text:span></text:p>
      <text:p text:style-name="P2"><text:span text:style-name="T2"/></text:p>
      <text:p text:style-name="P4"><text:span text:style-name="T2">5.<text:tab/>mkdir -p Analista/{Programacion</text:span><text:span text:style-name="T1">2</text:span><text:span text:style-name="T2">,Matematica,Sistemas <text:tab/>Operativos/Alumnos/Notas}</text:span></text:p>
      <text:p text:style-name="P4"><text:span text:style-name="T2"/></text:p>
      <text:p text:style-name="P5"><text:span text:style-name="T2">6.<text:tab/></text:span><text:span text:style-name="T1">touch juan.txt<text:tab/><text:tab/><text:tab/>&lt; Crea el archivo “juan.txt”</text:span></text:p>
      <text:p text:style-name="P7"><text:span text:style-name="T4"><text:tab/></text:span></text:p>
      <text:p text:style-name="P7"><text:span text:style-name="T4">mv juan.txt Analista/Sistemas Operativos/Alumnos/ &lt;Mueve el archivo</text:span></text:p>
      <text:p text:style-name="P7"><text:span text:style-name="T4"/></text:p>
      <text:p text:style-name="P8"><text:span text:style-name="T3">7.<text:tab/></text:span><text:span text:style-name="T5">sudo cp etc/motd home/David/TrabajoPractico/Analista/Matematica</text:span></text:p>
      <text:p text:style-name="P8"><text:span text:style-name="T5"/></text:p>
      <text:p text:style-name="P9"><text:span text:style-name="T3">8.<text:tab/>rm -R Analista/Sistemas Opreativos</text:span></text:p>
      <text:p text:style-name="P9"><text:span text:style-name="T3"/></text:p>
      <text:p text:style-name="P10"><text:span text:style-name="T3">9. <text:tab/>mv Notas Notas_Viejas</text:span></text:p>
      <text:p text:style-name="P10"><text:span text:style-name="T3"/></text:p>
      <text:p text:style-name="P10"><text:soft-page-break/><text:span text:style-name="T3">10.<text:tab/>cd </text:span><text:span text:style-name="T5">home/David/TrabajoPractico/Analista/</text:span><text:span text:style-name="T3">Sistemas <text:tab/><text:tab/><text:tab/><text:tab/><text:tab/>Operativos/alumnos</text:span></text:p>
      <text:p text:style-name="P10"><text:span text:style-name="T3"><text:tab/>touch Mis_alumnos</text:span></text:p>
      <text:p text:style-name="P10"><text:span text:style-name="T3"/></text:p>
      <text:p text:style-name="P11"><text:span text:style-name="T3">11. </text:span><text:span text:style-name="T6"><text:tab/>ls -ll / &gt; / </text:span><text:span text:style-name="T3"><text:s/><text:tab/></text:span><text:span text:style-name="T5">home/David/TrabajoPractico/Analista/</text:span><text:span text:style-name="T3">Sistemas <text:tab/><text:tab/><text:tab/><text:tab/>Operativos/alumnos/</text:span><text:span text:style-name="T6">Mis_alumn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1:43:09.775089051</meta:creation-date>
    <dc:date>2016-11-21T14:37:30.715982622</dc:date>
    <meta:editing-duration>PT2M24S</meta:editing-duration>
    <meta:editing-cycles>1</meta:editing-cycles>
    <meta:document-statistic meta:table-count="0" meta:image-count="0" meta:object-count="0" meta:page-count="2" meta:paragraph-count="27" meta:word-count="150" meta:character-count="1179" meta:non-whitespace-character-count="1012"/>
    <meta:generator>LibreOffice/5.1.4.2$Linux_X86_64 LibreOffice_project/10m0$Build-2</meta:generator>
  </office:meta>
</office:document-meta>
</file>